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088cm"/>
    </style:style>
    <style:style style:name="gr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000000"/>
    </style:style>
    <style:style style:name="T1" style:family="text">
      <style:text-properties fo:color="#43a8ed" fo:font-weight="bold" style:font-weight-asian="bold" style:font-weight-complex="bold"/>
    </style:style>
    <style:style style:name="T2" style:family="text">
      <style:text-properties fo:color="#bdae9d"/>
    </style:style>
    <style:style style:name="T3" style:family="text">
      <style:text-properties fo:color="#bdae9d" style:text-underline-style="solid" style:text-underline-width="auto" style:text-underline-color="font-color"/>
    </style:style>
    <style:style style:name="T4" style:family="text">
      <style:text-properties fo:color="#bdae9d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7290d9" fo:font-weight="bold" style:font-weight-asian="bold" style:font-weight-complex="bold"/>
    </style:style>
    <style:style style:name="T6" style:family="text">
      <style:text-properties fo:color="#c5656b" fo:font-weight="bold" style:font-weight-asian="bold" style:font-weight-complex="bold"/>
    </style:style>
    <style:style style:name="T7" style:family="text">
      <style:text-properties fo:color="#ff9358" fo:font-weight="bold" style:font-weight-asian="bold" style:font-weight-complex="bold"/>
    </style:style>
    <style:style style:name="T8" style:family="text">
      <style:text-properties fo:color="#049b0a"/>
    </style:style>
    <style:style style:name="T9" style:family="text">
      <style:text-properties fo:color="#585cf6" fo:font-weight="bold" style:font-weight-asian="bold" style:font-weight-complex="bold"/>
    </style:style>
    <style:style style:name="T10" style:family="text">
      <style:text-properties fo:color="#318495"/>
    </style:style>
    <style:style style:name="T11" style:family="text">
      <style:text-properties fo:color="#6d79d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Lecture 08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uthentication and layou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ssion[:user_id] = @user.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fore &amp; After fil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n be set to execute before or after controller actions</text:p>
              </text:list-item>
              <text:list-item>
                <text:p>Can be used to check if the user is authenticated before each 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Add Authentication check to Welcome Controller</text:p>
          </draw:text-box>
        </draw:frame>
        <draw:frame draw:style-name="gr2" draw:text-style-name="P2" draw:layer="layout" svg:width="22.86cm" svg:height="12.338cm" svg:x="2.54cm" svg:y="5.08cm">
          <draw:text-box>
            <text:p><text:span text:style-name="T1">class</text:span><text:span text:style-name="T2"> </text:span><text:span text:style-name="T3">WelcomeController </text:span><text:span text:style-name="T4">&lt; ApplicationController</text:span></text:p>
            <text:p><text:span text:style-name="T2"><text:s text:c="2"/></text:span><text:span text:style-name="T5">before_filter</text:span><text:span text:style-name="T2"> </text:span><text:span text:style-name="T6">:authenticate!</text:span></text:p>
            <text:p/>
            <text:p><text:span text:style-name="T2"><text:s text:c="2"/></text:span><text:span text:style-name="T1">def</text:span><text:span text:style-name="T2"> </text:span><text:span text:style-name="T7">index</text:span></text:p>
            <text:p><text:span text:style-name="T2"><text:s text:c="2"/></text:span><text:span text:style-name="T1">end</text:span></text:p>
            <text:p/>
            <text:p><text:span text:style-name="T2"><text:s text:c="2"/></text:span><text:span text:style-name="T1">protected</text:span></text:p>
            <text:p/>
            <text:p><text:span text:style-name="T2"><text:s text:c="2"/></text:span><text:span text:style-name="T1">def</text:span><text:span text:style-name="T2"> </text:span><text:span text:style-name="T7">authenticate!</text:span></text:p>
            <text:p><text:span text:style-name="T2"><text:s text:c="4"/></text:span><text:span text:style-name="T1">unless</text:span><text:span text:style-name="T2"> session[</text:span><text:span text:style-name="T6">:user_id</text:span><text:span text:style-name="T2">]</text:span></text:p>
            <text:p><text:span text:style-name="T2"><text:s text:c="6"/></text:span><text:span text:style-name="T5">redirect_to</text:span><text:span text:style-name="T2"> </text:span><text:span text:style-name="T8">'users#login'</text:span></text:p>
            <text:p><text:span text:style-name="T2"><text:s text:c="6"/></text:span><text:span text:style-name="T1">return</text:span><text:span text:style-name="T2"> </text:span><text:span text:style-name="T9">false</text:span></text:p>
            <text:p><text:span text:style-name="T2"><text:s text:c="4"/></text:span><text:span text:style-name="T1">end</text:span></text:p>
            <text:p/>
            <text:p><text:span text:style-name="T2"><text:s text:c="4"/></text:span><text:span text:style-name="T10">@user</text:span><text:span text:style-name="T2"> </text:span><text:span text:style-name="T1">=</text:span><text:span text:style-name="T2"> </text:span><text:span text:style-name="T11">User</text:span><text:span text:style-name="T2">.find(session[</text:span><text:span text:style-name="T6">:user_id</text:span><text:span text:style-name="T2">])</text:span></text:p>
            <text:p><text:span text:style-name="T2"><text:s text:c="2"/></text:span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prove authentication che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new authenticated controller</text:p>
              </text:list-item>
              <text:list-item>
                <text:p>Move the authentication filter there</text:p>
              </text:list-item>
              <text:list-item>
                <text:p>Make all controllers (Welcome) inherit from the authentication contro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separate layout for log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dit the user controller and specify that a different layout should be used</text:p>
              </text:list-item>
            </text:list>
          </draw:text-box>
        </draw:frame>
        <draw:frame draw:style-name="gr3" draw:text-style-name="P2" draw:layer="layout" svg:width="22.86cm" svg:height="5.228cm" svg:x="2.54cm" svg:y="7.62cm">
          <draw:text-box>
            <text:p><text:span text:style-name="T1">class</text:span><text:span text:style-name="T2"> </text:span><text:span text:style-name="T3">UsersController </text:span><text:span text:style-name="T4">&lt; ApplicationController</text:span></text:p>
            <text:p><text:span text:style-name="T2"><text:s text:c="2"/></text:span><text:span text:style-name="T5">layout</text:span><text:span text:style-name="T2"> </text:span><text:span text:style-name="T8">'login'</text:span></text:p>
            <text:p/>
            <text:p><text:span text:style-name="T2"><text:s text:c="2"/></text:span><text:span text:style-name="T1">def</text:span><text:span text:style-name="T2"> </text:span><text:span text:style-name="T7">login</text:span></text:p>
            <text:p/>
            <text:p><text:span text:style-name="T2"><text:s text:c="2"/></text:span><text:span text:style-name="T1">end</text:span></text:p>
            <text:p><text:span text:style-name="T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py Bootstrap's login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://getbootstrap.com/examples/signin/" xlink:type="simple">http://getbootstrap.com/examples/signin/</text:a></text:p>
              </text:list-item>
              <text:list-item>
                <text:p>Create a new layout in app/views/layouts named login.html.erb</text:p>
              </text:list-item>
              <text:list-item>
                <text:p>Add the HTML from the example link</text:p>
              </text:list-item>
              <text:list-item>
                <text:p>Copy the signin css:</text:p>
                <text:list>
                  <text:list-item>
                    <text:p><text:a xlink:href="http://getbootstrap.com/examples/signin/signin.css" xlink:type="simple">http://getbootstrap.com/examples/signin/signin.css</text:a></text:p>
                  </text:list-item>
                  <text:list-item>
                    <text:p>app/assets/stylesheets/users.s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88cm" style:text-autospace="none"/>
      <style:text-properties style:font-name-asian="FreeSans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8:24:04.984578042</meta:creation-date>
    <dc:date>2015-04-05T18:40:41.449920124</dc:date>
    <meta:editing-duration>PT16M30S</meta:editing-duration>
    <meta:editing-cycles>12</meta:editing-cycles>
    <meta:generator>LibreOffice/4.4.2.2$Linux_X86_64 LibreOffice_project/40m0$Build-2</meta:generator>
    <meta:document-statistic meta:object-count="50"/>
  </office:meta>
</office:document-meta>
</file>